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02c42e7e213e3eea0e13b29ce504efe" style:family="table-column">
      <style:table-column-properties fo:break-before="auto" style:use-optimal-column-width="false" style:column-width="6cm"/>
    </style:style>
    <style:style style:name="odsStyleTableColumn-b8fd19d57f8578c5aad25a6f6504fa88" style:family="table-column">
      <style:table-column-properties fo:break-before="auto" style:use-optimal-column-width="false" style:column-width="5cm"/>
    </style:style>
    <style:style style:name="odsStyleTableColumn-99886210ad1e2a31402bc3b5295d9e87" style:family="table-column">
      <style:table-column-properties fo:break-before="auto" style:use-optimal-column-width="false" style:column-width="3cm"/>
    </style:style>
    <style:style style:name="odsStyleTableCell-aa7f19723680e0a616e26384af441fe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15aa9f1c87ec33c3eebce78b16c0afe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4cbc42158b07e2bbcc1cf83b07bc55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65f9e88c029dcccc17cc19f2bda6f0e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2fc88922698514e94a275f703a46c1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8726390172cf74c64eb46647aa0d94a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02c42e7e213e3eea0e13b29ce504efe" table:default-cell-style-name="Default"/>
        <table:table-column table:style-name="odsStyleTableColumn-b8fd19d57f8578c5aad25a6f6504fa88" table:default-cell-style-name="Default"/>
        <table:table-column table:style-name="odsStyleTableColumn-99886210ad1e2a31402bc3b5295d9e87" table:default-cell-style-name="Default"/>
        <table:table-column table:style-name="odsStyleTableColumn-99886210ad1e2a31402bc3b5295d9e87" table:default-cell-style-name="Default"/>
        <table:table-column table:style-name="odsStyleTableColumn-99886210ad1e2a31402bc3b5295d9e87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aa7f19723680e0a616e26384af441fe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15aa9f1c87ec33c3eebce78b16c0afe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15aa9f1c87ec33c3eebce78b16c0afe" table:number-columns-spanned="5" table:number-rows-spanned="1" office:value-type="string">
            <text:p>TABLA No. 58-24</text:p>
          </table:table-cell>
          <table:covered-table-cell table:number-columns-repeated="4"/>
        </table:table-row>
        <table:table-row table:style-name="ro1">
          <table:table-cell table:style-name="odsStyleTableCell-715aa9f1c87ec33c3eebce78b16c0afe" table:number-columns-spanned="5" table:number-rows-spanned="1" office:value-type="string">
            <text:p>TABLA DE COTIZACIONES DEL 26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15aa9f1c87ec33c3eebce78b16c0afe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4cbc42158b07e2bbcc1cf83b07bc559" office:value-type="string">
            <text:p>PAIS</text:p>
          </table:table-cell>
          <table:table-cell table:style-name="odsStyleTableCell-04cbc42158b07e2bbcc1cf83b07bc559" office:value-type="string">
            <text:p>UNIDAD MONETARIA</text:p>
          </table:table-cell>
          <table:table-cell table:style-name="odsStyleTableCell-04cbc42158b07e2bbcc1cf83b07bc559" office:value-type="string">
            <text:p>MONEDA</text:p>
          </table:table-cell>
          <table:table-cell table:style-name="odsStyleTableCell-04cbc42158b07e2bbcc1cf83b07bc559" office:value-type="string">
            <text:p>TIPO DE CAMBIO EN Bs POR UNIDAD DE MONEDA EXTRANJERA</text:p>
          </table:table-cell>
          <table:table-cell table:style-name="odsStyleTableCell-04cbc42158b07e2bbcc1cf83b07bc559" office:value-type="string">
            <text:p>TIPO DE CAMBIO EN M.E.</text:p>
          </table:table-cell>
        </table:table-row>
        <table:table-row table:style-name="ro1">
          <table:table-cell table:style-name="odsStyleTableCell-765f9e88c029dcccc17cc19f2bda6f0e" office:value-type="string">
            <text:p>ESTADOS UNIDOS</text:p>
          </table:table-cell>
          <table:table-cell table:style-name="odsStyleTableCell-765f9e88c029dcccc17cc19f2bda6f0e" office:value-type="string">
            <text:p>DOLAR VENTA</text:p>
          </table:table-cell>
          <table:table-cell table:style-name="odsStyleTableCell-765f9e88c029dcccc17cc19f2bda6f0e" office:value-type="string">
            <text:p>USD.VENTA</text:p>
          </table:table-cell>
          <table:table-cell table:style-name="odsStyleTableCell-02fc88922698514e94a275f703a46c13" office:value-type="string">
            <text:p>6.96000</text:p>
          </table:table-cell>
          <table:table-cell table:style-name="odsStyleTableCell-02fc88922698514e94a275f703a46c13" office:value-type="string">
            <text:p/>
          </table:table-cell>
        </table:table-row>
        <table:table-row table:style-name="ro1">
          <table:table-cell table:style-name="odsStyleTableCell-765f9e88c029dcccc17cc19f2bda6f0e" office:value-type="string">
            <text:p>ESTADOS UNIDOS</text:p>
          </table:table-cell>
          <table:table-cell table:style-name="odsStyleTableCell-765f9e88c029dcccc17cc19f2bda6f0e" office:value-type="string">
            <text:p>DOLAR COMPRA</text:p>
          </table:table-cell>
          <table:table-cell table:style-name="odsStyleTableCell-765f9e88c029dcccc17cc19f2bda6f0e" office:value-type="string">
            <text:p>USD.COMPRA</text:p>
          </table:table-cell>
          <table:table-cell table:style-name="odsStyleTableCell-02fc88922698514e94a275f703a46c13" office:value-type="string">
            <text:p>6.86000</text:p>
          </table:table-cell>
          <table:table-cell table:style-name="odsStyleTableCell-02fc88922698514e94a275f703a46c13" office:value-type="string">
            <text:p/>
          </table:table-cell>
        </table:table-row>
        <table:table-row table:style-name="ro1">
          <table:table-cell table:style-name="odsStyleTableCell-765f9e88c029dcccc17cc19f2bda6f0e" office:value-type="string">
            <text:p>UNION EUROPEA</text:p>
          </table:table-cell>
          <table:table-cell table:style-name="odsStyleTableCell-765f9e88c029dcccc17cc19f2bda6f0e" office:value-type="string">
            <text:p>EURO</text:p>
          </table:table-cell>
          <table:table-cell table:style-name="odsStyleTableCell-765f9e88c029dcccc17cc19f2bda6f0e" office:value-type="string">
            <text:p>EUR</text:p>
          </table:table-cell>
          <table:table-cell table:style-name="odsStyleTableCell-02fc88922698514e94a275f703a46c13" office:value-type="string">
            <text:p>7.43422</text:p>
          </table:table-cell>
          <table:table-cell table:style-name="odsStyleTableCell-02fc88922698514e94a275f703a46c13" office:value-type="string">
            <text:p>0.92276</text:p>
          </table:table-cell>
        </table:table-row>
        <table:table-row table:style-name="ro1">
          <table:table-cell table:style-name="odsStyleTableCell-765f9e88c029dcccc17cc19f2bda6f0e" office:value-type="string">
            <text:p>JAPON</text:p>
          </table:table-cell>
          <table:table-cell table:style-name="odsStyleTableCell-765f9e88c029dcccc17cc19f2bda6f0e" office:value-type="string">
            <text:p>YEN</text:p>
          </table:table-cell>
          <table:table-cell table:style-name="odsStyleTableCell-765f9e88c029dcccc17cc19f2bda6f0e" office:value-type="string">
            <text:p>JPY</text:p>
          </table:table-cell>
          <table:table-cell table:style-name="odsStyleTableCell-02fc88922698514e94a275f703a46c13" office:value-type="string">
            <text:p>0.04529</text:p>
          </table:table-cell>
          <table:table-cell table:style-name="odsStyleTableCell-02fc88922698514e94a275f703a46c13" office:value-type="string">
            <text:p>151.47000</text:p>
          </table:table-cell>
        </table:table-row>
        <table:table-row table:style-name="ro1">
          <table:table-cell table:style-name="odsStyleTableCell-765f9e88c029dcccc17cc19f2bda6f0e" office:value-type="string">
            <text:p>ARABIA SAUDITA</text:p>
          </table:table-cell>
          <table:table-cell table:style-name="odsStyleTableCell-765f9e88c029dcccc17cc19f2bda6f0e" office:value-type="string">
            <text:p>RIYAL SAUDÍ</text:p>
          </table:table-cell>
          <table:table-cell table:style-name="odsStyleTableCell-765f9e88c029dcccc17cc19f2bda6f0e" office:value-type="string">
            <text:p>SAR</text:p>
          </table:table-cell>
          <table:table-cell table:style-name="odsStyleTableCell-02fc88922698514e94a275f703a46c13" office:value-type="string">
            <text:p>1.82914</text:p>
          </table:table-cell>
          <table:table-cell table:style-name="odsStyleTableCell-02fc88922698514e94a275f703a46c13" office:value-type="string">
            <text:p>3.75040</text:p>
          </table:table-cell>
        </table:table-row>
        <table:table-row table:style-name="ro1">
          <table:table-cell table:style-name="odsStyleTableCell-765f9e88c029dcccc17cc19f2bda6f0e" office:value-type="string">
            <text:p>ARGELIA</text:p>
          </table:table-cell>
          <table:table-cell table:style-name="odsStyleTableCell-765f9e88c029dcccc17cc19f2bda6f0e" office:value-type="string">
            <text:p>DINAR ARGELINO</text:p>
          </table:table-cell>
          <table:table-cell table:style-name="odsStyleTableCell-765f9e88c029dcccc17cc19f2bda6f0e" office:value-type="string">
            <text:p>DZD</text:p>
          </table:table-cell>
          <table:table-cell table:style-name="odsStyleTableCell-02fc88922698514e94a275f703a46c13" office:value-type="string">
            <text:p>0.05101</text:p>
          </table:table-cell>
          <table:table-cell table:style-name="odsStyleTableCell-02fc88922698514e94a275f703a46c13" office:value-type="string">
            <text:p>134.47900</text:p>
          </table:table-cell>
        </table:table-row>
        <table:table-row table:style-name="ro1">
          <table:table-cell table:style-name="odsStyleTableCell-765f9e88c029dcccc17cc19f2bda6f0e" office:value-type="string">
            <text:p>ARGENTINA</text:p>
          </table:table-cell>
          <table:table-cell table:style-name="odsStyleTableCell-765f9e88c029dcccc17cc19f2bda6f0e" office:value-type="string">
            <text:p>PESO</text:p>
          </table:table-cell>
          <table:table-cell table:style-name="odsStyleTableCell-765f9e88c029dcccc17cc19f2bda6f0e" office:value-type="string">
            <text:p>ARS</text:p>
          </table:table-cell>
          <table:table-cell table:style-name="odsStyleTableCell-02fc88922698514e94a275f703a46c13" office:value-type="string">
            <text:p>0.00801</text:p>
          </table:table-cell>
          <table:table-cell table:style-name="odsStyleTableCell-02fc88922698514e94a275f703a46c13" office:value-type="string">
            <text:p>856.20750</text:p>
          </table:table-cell>
        </table:table-row>
        <table:table-row table:style-name="ro1">
          <table:table-cell table:style-name="odsStyleTableCell-765f9e88c029dcccc17cc19f2bda6f0e" office:value-type="string">
            <text:p>AUSTRALIA</text:p>
          </table:table-cell>
          <table:table-cell table:style-name="odsStyleTableCell-765f9e88c029dcccc17cc19f2bda6f0e" office:value-type="string">
            <text:p>DÓLAR</text:p>
          </table:table-cell>
          <table:table-cell table:style-name="odsStyleTableCell-765f9e88c029dcccc17cc19f2bda6f0e" office:value-type="string">
            <text:p>AUD</text:p>
          </table:table-cell>
          <table:table-cell table:style-name="odsStyleTableCell-02fc88922698514e94a275f703a46c13" office:value-type="string">
            <text:p>4.48574</text:p>
          </table:table-cell>
          <table:table-cell table:style-name="odsStyleTableCell-02fc88922698514e94a275f703a46c13" office:value-type="string">
            <text:p>1.52929</text:p>
          </table:table-cell>
        </table:table-row>
        <table:table-row table:style-name="ro1">
          <table:table-cell table:style-name="odsStyleTableCell-765f9e88c029dcccc17cc19f2bda6f0e" office:value-type="string">
            <text:p>BRASIL</text:p>
          </table:table-cell>
          <table:table-cell table:style-name="odsStyleTableCell-765f9e88c029dcccc17cc19f2bda6f0e" office:value-type="string">
            <text:p>REAL</text:p>
          </table:table-cell>
          <table:table-cell table:style-name="odsStyleTableCell-765f9e88c029dcccc17cc19f2bda6f0e" office:value-type="string">
            <text:p>BRL</text:p>
          </table:table-cell>
          <table:table-cell table:style-name="odsStyleTableCell-02fc88922698514e94a275f703a46c13" office:value-type="string">
            <text:p>1.37928</text:p>
          </table:table-cell>
          <table:table-cell table:style-name="odsStyleTableCell-02fc88922698514e94a275f703a46c13" office:value-type="string">
            <text:p>4.97360</text:p>
          </table:table-cell>
        </table:table-row>
        <table:table-row table:style-name="ro1">
          <table:table-cell table:style-name="odsStyleTableCell-765f9e88c029dcccc17cc19f2bda6f0e" office:value-type="string">
            <text:p>CANADA</text:p>
          </table:table-cell>
          <table:table-cell table:style-name="odsStyleTableCell-765f9e88c029dcccc17cc19f2bda6f0e" office:value-type="string">
            <text:p>DÓLAR</text:p>
          </table:table-cell>
          <table:table-cell table:style-name="odsStyleTableCell-765f9e88c029dcccc17cc19f2bda6f0e" office:value-type="string">
            <text:p>CAD</text:p>
          </table:table-cell>
          <table:table-cell table:style-name="odsStyleTableCell-02fc88922698514e94a275f703a46c13" office:value-type="string">
            <text:p>5.05043</text:p>
          </table:table-cell>
          <table:table-cell table:style-name="odsStyleTableCell-02fc88922698514e94a275f703a46c13" office:value-type="string">
            <text:p>1.35830</text:p>
          </table:table-cell>
        </table:table-row>
        <table:table-row table:style-name="ro1">
          <table:table-cell table:style-name="odsStyleTableCell-765f9e88c029dcccc17cc19f2bda6f0e" office:value-type="string">
            <text:p>CHILE</text:p>
          </table:table-cell>
          <table:table-cell table:style-name="odsStyleTableCell-765f9e88c029dcccc17cc19f2bda6f0e" office:value-type="string">
            <text:p>PESO</text:p>
          </table:table-cell>
          <table:table-cell table:style-name="odsStyleTableCell-765f9e88c029dcccc17cc19f2bda6f0e" office:value-type="string">
            <text:p>CLP</text:p>
          </table:table-cell>
          <table:table-cell table:style-name="odsStyleTableCell-02fc88922698514e94a275f703a46c13" office:value-type="string">
            <text:p>0.00701</text:p>
          </table:table-cell>
          <table:table-cell table:style-name="odsStyleTableCell-02fc88922698514e94a275f703a46c13" office:value-type="string">
            <text:p>979.29000</text:p>
          </table:table-cell>
        </table:table-row>
        <table:table-row table:style-name="ro1">
          <table:table-cell table:style-name="odsStyleTableCell-765f9e88c029dcccc17cc19f2bda6f0e" office:value-type="string">
            <text:p>COLOMBIA</text:p>
          </table:table-cell>
          <table:table-cell table:style-name="odsStyleTableCell-765f9e88c029dcccc17cc19f2bda6f0e" office:value-type="string">
            <text:p>PESO</text:p>
          </table:table-cell>
          <table:table-cell table:style-name="odsStyleTableCell-765f9e88c029dcccc17cc19f2bda6f0e" office:value-type="string">
            <text:p>COP</text:p>
          </table:table-cell>
          <table:table-cell table:style-name="odsStyleTableCell-02fc88922698514e94a275f703a46c13" office:value-type="string">
            <text:p>0.00176</text:p>
          </table:table-cell>
          <table:table-cell table:style-name="odsStyleTableCell-02fc88922698514e94a275f703a46c13" office:value-type="string">
            <text:p>3,902.09000</text:p>
          </table:table-cell>
        </table:table-row>
        <table:table-row table:style-name="ro1">
          <table:table-cell table:style-name="odsStyleTableCell-765f9e88c029dcccc17cc19f2bda6f0e" office:value-type="string">
            <text:p>COREA DEL SUR</text:p>
          </table:table-cell>
          <table:table-cell table:style-name="odsStyleTableCell-765f9e88c029dcccc17cc19f2bda6f0e" office:value-type="string">
            <text:p>WON</text:p>
          </table:table-cell>
          <table:table-cell table:style-name="odsStyleTableCell-765f9e88c029dcccc17cc19f2bda6f0e" office:value-type="string">
            <text:p>KRW</text:p>
          </table:table-cell>
          <table:table-cell table:style-name="odsStyleTableCell-02fc88922698514e94a275f703a46c13" office:value-type="string">
            <text:p>0.00511</text:p>
          </table:table-cell>
          <table:table-cell table:style-name="odsStyleTableCell-02fc88922698514e94a275f703a46c13" office:value-type="string">
            <text:p>1,342.51000</text:p>
          </table:table-cell>
        </table:table-row>
        <table:table-row table:style-name="ro1">
          <table:table-cell table:style-name="odsStyleTableCell-765f9e88c029dcccc17cc19f2bda6f0e" office:value-type="string">
            <text:p>COSTA RICA</text:p>
          </table:table-cell>
          <table:table-cell table:style-name="odsStyleTableCell-765f9e88c029dcccc17cc19f2bda6f0e" office:value-type="string">
            <text:p>COLON COSTARRICENSE</text:p>
          </table:table-cell>
          <table:table-cell table:style-name="odsStyleTableCell-765f9e88c029dcccc17cc19f2bda6f0e" office:value-type="string">
            <text:p>CRC</text:p>
          </table:table-cell>
          <table:table-cell table:style-name="odsStyleTableCell-02fc88922698514e94a275f703a46c13" office:value-type="string">
            <text:p>0.01366</text:p>
          </table:table-cell>
          <table:table-cell table:style-name="odsStyleTableCell-02fc88922698514e94a275f703a46c13" office:value-type="string">
            <text:p>502.04000</text:p>
          </table:table-cell>
        </table:table-row>
        <table:table-row table:style-name="ro1">
          <table:table-cell table:style-name="odsStyleTableCell-765f9e88c029dcccc17cc19f2bda6f0e" office:value-type="string">
            <text:p>REPUBLICA CHECA</text:p>
          </table:table-cell>
          <table:table-cell table:style-name="odsStyleTableCell-765f9e88c029dcccc17cc19f2bda6f0e" office:value-type="string">
            <text:p>CORONA CHECA</text:p>
          </table:table-cell>
          <table:table-cell table:style-name="odsStyleTableCell-765f9e88c029dcccc17cc19f2bda6f0e" office:value-type="string">
            <text:p>CZK</text:p>
          </table:table-cell>
          <table:table-cell table:style-name="odsStyleTableCell-02fc88922698514e94a275f703a46c13" office:value-type="string">
            <text:p>0.29385</text:p>
          </table:table-cell>
          <table:table-cell table:style-name="odsStyleTableCell-02fc88922698514e94a275f703a46c13" office:value-type="string">
            <text:p>23.34530</text:p>
          </table:table-cell>
        </table:table-row>
        <table:table-row table:style-name="ro1">
          <table:table-cell table:style-name="odsStyleTableCell-765f9e88c029dcccc17cc19f2bda6f0e" office:value-type="string">
            <text:p>DINAMARCA</text:p>
          </table:table-cell>
          <table:table-cell table:style-name="odsStyleTableCell-765f9e88c029dcccc17cc19f2bda6f0e" office:value-type="string">
            <text:p>CORONA</text:p>
          </table:table-cell>
          <table:table-cell table:style-name="odsStyleTableCell-765f9e88c029dcccc17cc19f2bda6f0e" office:value-type="string">
            <text:p>DKK</text:p>
          </table:table-cell>
          <table:table-cell table:style-name="odsStyleTableCell-02fc88922698514e94a275f703a46c13" office:value-type="string">
            <text:p>0.99676</text:p>
          </table:table-cell>
          <table:table-cell table:style-name="odsStyleTableCell-02fc88922698514e94a275f703a46c13" office:value-type="string">
            <text:p>6.88230</text:p>
          </table:table-cell>
        </table:table-row>
        <table:table-row table:style-name="ro1">
          <table:table-cell table:style-name="odsStyleTableCell-765f9e88c029dcccc17cc19f2bda6f0e" office:value-type="string">
            <text:p>ECUADOR</text:p>
          </table:table-cell>
          <table:table-cell table:style-name="odsStyleTableCell-765f9e88c029dcccc17cc19f2bda6f0e" office:value-type="string">
            <text:p>DÓLAR</text:p>
          </table:table-cell>
          <table:table-cell table:style-name="odsStyleTableCell-765f9e88c029dcccc17cc19f2bda6f0e" office:value-type="string">
            <text:p>USD</text:p>
          </table:table-cell>
          <table:table-cell table:style-name="odsStyleTableCell-02fc88922698514e94a275f703a46c13" office:value-type="string">
            <text:p>6.86000</text:p>
          </table:table-cell>
          <table:table-cell table:style-name="odsStyleTableCell-02fc88922698514e94a275f703a46c13" office:value-type="string">
            <text:p>1.00000</text:p>
          </table:table-cell>
        </table:table-row>
        <table:table-row table:style-name="ro1">
          <table:table-cell table:style-name="odsStyleTableCell-765f9e88c029dcccc17cc19f2bda6f0e" office:value-type="string">
            <text:p>EMIRATOS ARABES</text:p>
          </table:table-cell>
          <table:table-cell table:style-name="odsStyleTableCell-765f9e88c029dcccc17cc19f2bda6f0e" office:value-type="string">
            <text:p>DIRHAM</text:p>
          </table:table-cell>
          <table:table-cell table:style-name="odsStyleTableCell-765f9e88c029dcccc17cc19f2bda6f0e" office:value-type="string">
            <text:p>AED</text:p>
          </table:table-cell>
          <table:table-cell table:style-name="odsStyleTableCell-02fc88922698514e94a275f703a46c13" office:value-type="string">
            <text:p>1.86804</text:p>
          </table:table-cell>
          <table:table-cell table:style-name="odsStyleTableCell-02fc88922698514e94a275f703a46c13" office:value-type="string">
            <text:p>3.67230</text:p>
          </table:table-cell>
        </table:table-row>
        <table:table-row table:style-name="ro1">
          <table:table-cell table:style-name="odsStyleTableCell-765f9e88c029dcccc17cc19f2bda6f0e" office:value-type="string">
            <text:p>FILIPINAS</text:p>
          </table:table-cell>
          <table:table-cell table:style-name="odsStyleTableCell-765f9e88c029dcccc17cc19f2bda6f0e" office:value-type="string">
            <text:p>PESO FILIPINO</text:p>
          </table:table-cell>
          <table:table-cell table:style-name="odsStyleTableCell-765f9e88c029dcccc17cc19f2bda6f0e" office:value-type="string">
            <text:p>PHP</text:p>
          </table:table-cell>
          <table:table-cell table:style-name="odsStyleTableCell-02fc88922698514e94a275f703a46c13" office:value-type="string">
            <text:p>0.12164</text:p>
          </table:table-cell>
          <table:table-cell table:style-name="odsStyleTableCell-02fc88922698514e94a275f703a46c13" office:value-type="string">
            <text:p>56.39700</text:p>
          </table:table-cell>
        </table:table-row>
        <table:table-row table:style-name="ro1">
          <table:table-cell table:style-name="odsStyleTableCell-765f9e88c029dcccc17cc19f2bda6f0e" office:value-type="string">
            <text:p>HAITÍ</text:p>
          </table:table-cell>
          <table:table-cell table:style-name="odsStyleTableCell-765f9e88c029dcccc17cc19f2bda6f0e" office:value-type="string">
            <text:p>GOURDE</text:p>
          </table:table-cell>
          <table:table-cell table:style-name="odsStyleTableCell-765f9e88c029dcccc17cc19f2bda6f0e" office:value-type="string">
            <text:p>HTG</text:p>
          </table:table-cell>
          <table:table-cell table:style-name="odsStyleTableCell-02fc88922698514e94a275f703a46c13" office:value-type="string">
            <text:p>0.05180</text:p>
          </table:table-cell>
          <table:table-cell table:style-name="odsStyleTableCell-02fc88922698514e94a275f703a46c13" office:value-type="string">
            <text:p>132.43000</text:p>
          </table:table-cell>
        </table:table-row>
        <table:table-row table:style-name="ro1">
          <table:table-cell table:style-name="odsStyleTableCell-765f9e88c029dcccc17cc19f2bda6f0e" office:value-type="string">
            <text:p>HONG KONG</text:p>
          </table:table-cell>
          <table:table-cell table:style-name="odsStyleTableCell-765f9e88c029dcccc17cc19f2bda6f0e" office:value-type="string">
            <text:p>DÓLAR</text:p>
          </table:table-cell>
          <table:table-cell table:style-name="odsStyleTableCell-765f9e88c029dcccc17cc19f2bda6f0e" office:value-type="string">
            <text:p>HKD</text:p>
          </table:table-cell>
          <table:table-cell table:style-name="odsStyleTableCell-02fc88922698514e94a275f703a46c13" office:value-type="string">
            <text:p>0.87704</text:p>
          </table:table-cell>
          <table:table-cell table:style-name="odsStyleTableCell-02fc88922698514e94a275f703a46c13" office:value-type="string">
            <text:p>7.82180</text:p>
          </table:table-cell>
        </table:table-row>
        <table:table-row table:style-name="ro1">
          <table:table-cell table:style-name="odsStyleTableCell-765f9e88c029dcccc17cc19f2bda6f0e" office:value-type="string">
            <text:p>INDIA</text:p>
          </table:table-cell>
          <table:table-cell table:style-name="odsStyleTableCell-765f9e88c029dcccc17cc19f2bda6f0e" office:value-type="string">
            <text:p>RUPIA</text:p>
          </table:table-cell>
          <table:table-cell table:style-name="odsStyleTableCell-765f9e88c029dcccc17cc19f2bda6f0e" office:value-type="string">
            <text:p>INR</text:p>
          </table:table-cell>
          <table:table-cell table:style-name="odsStyleTableCell-02fc88922698514e94a275f703a46c13" office:value-type="string">
            <text:p>0.08223</text:p>
          </table:table-cell>
          <table:table-cell table:style-name="odsStyleTableCell-02fc88922698514e94a275f703a46c13" office:value-type="string">
            <text:p>83.42500</text:p>
          </table:table-cell>
        </table:table-row>
        <table:table-row table:style-name="ro1">
          <table:table-cell table:style-name="odsStyleTableCell-765f9e88c029dcccc17cc19f2bda6f0e" office:value-type="string">
            <text:p>INDONESIA</text:p>
          </table:table-cell>
          <table:table-cell table:style-name="odsStyleTableCell-765f9e88c029dcccc17cc19f2bda6f0e" office:value-type="string">
            <text:p>RUPIA INDONESIA</text:p>
          </table:table-cell>
          <table:table-cell table:style-name="odsStyleTableCell-765f9e88c029dcccc17cc19f2bda6f0e" office:value-type="string">
            <text:p>IDR</text:p>
          </table:table-cell>
          <table:table-cell table:style-name="odsStyleTableCell-02fc88922698514e94a275f703a46c13" office:value-type="string">
            <text:p>0.00043</text:p>
          </table:table-cell>
          <table:table-cell table:style-name="odsStyleTableCell-02fc88922698514e94a275f703a46c13" office:value-type="string">
            <text:p>15,797.50000</text:p>
          </table:table-cell>
        </table:table-row>
        <table:table-row table:style-name="ro1">
          <table:table-cell table:style-name="odsStyleTableCell-765f9e88c029dcccc17cc19f2bda6f0e" office:value-type="string">
            <text:p>ISRAEL</text:p>
          </table:table-cell>
          <table:table-cell table:style-name="odsStyleTableCell-765f9e88c029dcccc17cc19f2bda6f0e" office:value-type="string">
            <text:p>NUEVO SÉQUEL</text:p>
          </table:table-cell>
          <table:table-cell table:style-name="odsStyleTableCell-765f9e88c029dcccc17cc19f2bda6f0e" office:value-type="string">
            <text:p>ILS</text:p>
          </table:table-cell>
          <table:table-cell table:style-name="odsStyleTableCell-02fc88922698514e94a275f703a46c13" office:value-type="string">
            <text:p>1.88213</text:p>
          </table:table-cell>
          <table:table-cell table:style-name="odsStyleTableCell-02fc88922698514e94a275f703a46c13" office:value-type="string">
            <text:p>3.64480</text:p>
          </table:table-cell>
        </table:table-row>
        <table:table-row table:style-name="ro1">
          <table:table-cell table:style-name="odsStyleTableCell-765f9e88c029dcccc17cc19f2bda6f0e" office:value-type="string">
            <text:p>MALASIA</text:p>
          </table:table-cell>
          <table:table-cell table:style-name="odsStyleTableCell-765f9e88c029dcccc17cc19f2bda6f0e" office:value-type="string">
            <text:p>RINGGIT MALAYO</text:p>
          </table:table-cell>
          <table:table-cell table:style-name="odsStyleTableCell-765f9e88c029dcccc17cc19f2bda6f0e" office:value-type="string">
            <text:p>MYR</text:p>
          </table:table-cell>
          <table:table-cell table:style-name="odsStyleTableCell-02fc88922698514e94a275f703a46c13" office:value-type="string">
            <text:p>1.45222</text:p>
          </table:table-cell>
          <table:table-cell table:style-name="odsStyleTableCell-02fc88922698514e94a275f703a46c13" office:value-type="string">
            <text:p>4.72380</text:p>
          </table:table-cell>
        </table:table-row>
        <table:table-row table:style-name="ro1">
          <table:table-cell table:style-name="odsStyleTableCell-765f9e88c029dcccc17cc19f2bda6f0e" office:value-type="string">
            <text:p>MEXICO</text:p>
          </table:table-cell>
          <table:table-cell table:style-name="odsStyleTableCell-765f9e88c029dcccc17cc19f2bda6f0e" office:value-type="string">
            <text:p>PESO</text:p>
          </table:table-cell>
          <table:table-cell table:style-name="odsStyleTableCell-765f9e88c029dcccc17cc19f2bda6f0e" office:value-type="string">
            <text:p>MXN</text:p>
          </table:table-cell>
          <table:table-cell table:style-name="odsStyleTableCell-02fc88922698514e94a275f703a46c13" office:value-type="string">
            <text:p>0.41098</text:p>
          </table:table-cell>
          <table:table-cell table:style-name="odsStyleTableCell-02fc88922698514e94a275f703a46c13" office:value-type="string">
            <text:p>16.69190</text:p>
          </table:table-cell>
        </table:table-row>
        <table:table-row table:style-name="ro1">
          <table:table-cell table:style-name="odsStyleTableCell-765f9e88c029dcccc17cc19f2bda6f0e" office:value-type="string">
            <text:p>NORUEGA</text:p>
          </table:table-cell>
          <table:table-cell table:style-name="odsStyleTableCell-765f9e88c029dcccc17cc19f2bda6f0e" office:value-type="string">
            <text:p>CORONA</text:p>
          </table:table-cell>
          <table:table-cell table:style-name="odsStyleTableCell-765f9e88c029dcccc17cc19f2bda6f0e" office:value-type="string">
            <text:p>NOK</text:p>
          </table:table-cell>
          <table:table-cell table:style-name="odsStyleTableCell-02fc88922698514e94a275f703a46c13" office:value-type="string">
            <text:p>0.64064</text:p>
          </table:table-cell>
          <table:table-cell table:style-name="odsStyleTableCell-02fc88922698514e94a275f703a46c13" office:value-type="string">
            <text:p>10.70810</text:p>
          </table:table-cell>
        </table:table-row>
        <table:table-row table:style-name="ro1">
          <table:table-cell table:style-name="odsStyleTableCell-765f9e88c029dcccc17cc19f2bda6f0e" office:value-type="string">
            <text:p>PANAMÁ</text:p>
          </table:table-cell>
          <table:table-cell table:style-name="odsStyleTableCell-765f9e88c029dcccc17cc19f2bda6f0e" office:value-type="string">
            <text:p>BALBOA</text:p>
          </table:table-cell>
          <table:table-cell table:style-name="odsStyleTableCell-765f9e88c029dcccc17cc19f2bda6f0e" office:value-type="string">
            <text:p>PAB</text:p>
          </table:table-cell>
          <table:table-cell table:style-name="odsStyleTableCell-02fc88922698514e94a275f703a46c13" office:value-type="string">
            <text:p>6.86000</text:p>
          </table:table-cell>
          <table:table-cell table:style-name="odsStyleTableCell-02fc88922698514e94a275f703a46c13" office:value-type="string">
            <text:p>1.00000</text:p>
          </table:table-cell>
        </table:table-row>
        <table:table-row table:style-name="ro1">
          <table:table-cell table:style-name="odsStyleTableCell-765f9e88c029dcccc17cc19f2bda6f0e" office:value-type="string">
            <text:p>PARAGUAY</text:p>
          </table:table-cell>
          <table:table-cell table:style-name="odsStyleTableCell-765f9e88c029dcccc17cc19f2bda6f0e" office:value-type="string">
            <text:p>GUARANI</text:p>
          </table:table-cell>
          <table:table-cell table:style-name="odsStyleTableCell-765f9e88c029dcccc17cc19f2bda6f0e" office:value-type="string">
            <text:p>PYG</text:p>
          </table:table-cell>
          <table:table-cell table:style-name="odsStyleTableCell-02fc88922698514e94a275f703a46c13" office:value-type="string">
            <text:p>0.00093</text:p>
          </table:table-cell>
          <table:table-cell table:style-name="odsStyleTableCell-02fc88922698514e94a275f703a46c13" office:value-type="string">
            <text:p>7,352.40000</text:p>
          </table:table-cell>
        </table:table-row>
        <table:table-row table:style-name="ro1">
          <table:table-cell table:style-name="odsStyleTableCell-765f9e88c029dcccc17cc19f2bda6f0e" office:value-type="string">
            <text:p>PERU</text:p>
          </table:table-cell>
          <table:table-cell table:style-name="odsStyleTableCell-765f9e88c029dcccc17cc19f2bda6f0e" office:value-type="string">
            <text:p>NUEVO SOL</text:p>
          </table:table-cell>
          <table:table-cell table:style-name="odsStyleTableCell-765f9e88c029dcccc17cc19f2bda6f0e" office:value-type="string">
            <text:p>PEN</text:p>
          </table:table-cell>
          <table:table-cell table:style-name="odsStyleTableCell-02fc88922698514e94a275f703a46c13" office:value-type="string">
            <text:p>1.85300</text:p>
          </table:table-cell>
          <table:table-cell table:style-name="odsStyleTableCell-02fc88922698514e94a275f703a46c13" office:value-type="string">
            <text:p>3.70210</text:p>
          </table:table-cell>
        </table:table-row>
        <table:table-row table:style-name="ro1">
          <table:table-cell table:style-name="odsStyleTableCell-765f9e88c029dcccc17cc19f2bda6f0e" office:value-type="string">
            <text:p>REINO UNIDO</text:p>
          </table:table-cell>
          <table:table-cell table:style-name="odsStyleTableCell-765f9e88c029dcccc17cc19f2bda6f0e" office:value-type="string">
            <text:p>LIBRA</text:p>
          </table:table-cell>
          <table:table-cell table:style-name="odsStyleTableCell-765f9e88c029dcccc17cc19f2bda6f0e" office:value-type="string">
            <text:p>GBP</text:p>
          </table:table-cell>
          <table:table-cell table:style-name="odsStyleTableCell-02fc88922698514e94a275f703a46c13" office:value-type="string">
            <text:p>8.67103</text:p>
          </table:table-cell>
          <table:table-cell table:style-name="odsStyleTableCell-02fc88922698514e94a275f703a46c13" office:value-type="string">
            <text:p>0.79114</text:p>
          </table:table-cell>
        </table:table-row>
        <table:table-row table:style-name="ro1">
          <table:table-cell table:style-name="odsStyleTableCell-765f9e88c029dcccc17cc19f2bda6f0e" office:value-type="string">
            <text:p>REPÚBLICA DOMINICANA</text:p>
          </table:table-cell>
          <table:table-cell table:style-name="odsStyleTableCell-765f9e88c029dcccc17cc19f2bda6f0e" office:value-type="string">
            <text:p>PESO DOMINICANO</text:p>
          </table:table-cell>
          <table:table-cell table:style-name="odsStyleTableCell-765f9e88c029dcccc17cc19f2bda6f0e" office:value-type="string">
            <text:p>DOP</text:p>
          </table:table-cell>
          <table:table-cell table:style-name="odsStyleTableCell-02fc88922698514e94a275f703a46c13" office:value-type="string">
            <text:p>0.11595</text:p>
          </table:table-cell>
          <table:table-cell table:style-name="odsStyleTableCell-02fc88922698514e94a275f703a46c13" office:value-type="string">
            <text:p>59.16300</text:p>
          </table:table-cell>
        </table:table-row>
        <table:table-row table:style-name="ro1">
          <table:table-cell table:style-name="odsStyleTableCell-765f9e88c029dcccc17cc19f2bda6f0e" office:value-type="string">
            <text:p>REP.POPULAR CHINA</text:p>
          </table:table-cell>
          <table:table-cell table:style-name="odsStyleTableCell-765f9e88c029dcccc17cc19f2bda6f0e" office:value-type="string">
            <text:p>YUAN RENMINBI OFFSHORE</text:p>
          </table:table-cell>
          <table:table-cell table:style-name="odsStyleTableCell-765f9e88c029dcccc17cc19f2bda6f0e" office:value-type="string">
            <text:p>CNH</text:p>
          </table:table-cell>
          <table:table-cell table:style-name="odsStyleTableCell-02fc88922698514e94a275f703a46c13" office:value-type="string">
            <text:p>0.94593</text:p>
          </table:table-cell>
          <table:table-cell table:style-name="odsStyleTableCell-02fc88922698514e94a275f703a46c13" office:value-type="string">
            <text:p>7.25210</text:p>
          </table:table-cell>
        </table:table-row>
        <table:table-row table:style-name="ro1">
          <table:table-cell table:style-name="odsStyleTableCell-765f9e88c029dcccc17cc19f2bda6f0e" office:value-type="string">
            <text:p>RUSIA</text:p>
          </table:table-cell>
          <table:table-cell table:style-name="odsStyleTableCell-765f9e88c029dcccc17cc19f2bda6f0e" office:value-type="string">
            <text:p>RUBLO RUSO</text:p>
          </table:table-cell>
          <table:table-cell table:style-name="odsStyleTableCell-765f9e88c029dcccc17cc19f2bda6f0e" office:value-type="string">
            <text:p>RUB</text:p>
          </table:table-cell>
          <table:table-cell table:style-name="odsStyleTableCell-02fc88922698514e94a275f703a46c13" office:value-type="string">
            <text:p>0.07384</text:p>
          </table:table-cell>
          <table:table-cell table:style-name="odsStyleTableCell-02fc88922698514e94a275f703a46c13" office:value-type="string">
            <text:p>92.90000</text:p>
          </table:table-cell>
        </table:table-row>
        <table:table-row table:style-name="ro1">
          <table:table-cell table:style-name="odsStyleTableCell-765f9e88c029dcccc17cc19f2bda6f0e" office:value-type="string">
            <text:p>SINGAPUR</text:p>
          </table:table-cell>
          <table:table-cell table:style-name="odsStyleTableCell-765f9e88c029dcccc17cc19f2bda6f0e" office:value-type="string">
            <text:p>DÓLAR</text:p>
          </table:table-cell>
          <table:table-cell table:style-name="odsStyleTableCell-765f9e88c029dcccc17cc19f2bda6f0e" office:value-type="string">
            <text:p>SGD</text:p>
          </table:table-cell>
          <table:table-cell table:style-name="odsStyleTableCell-02fc88922698514e94a275f703a46c13" office:value-type="string">
            <text:p>5.09734</text:p>
          </table:table-cell>
          <table:table-cell table:style-name="odsStyleTableCell-02fc88922698514e94a275f703a46c13" office:value-type="string">
            <text:p>1.34580</text:p>
          </table:table-cell>
        </table:table-row>
        <table:table-row table:style-name="ro1">
          <table:table-cell table:style-name="odsStyleTableCell-765f9e88c029dcccc17cc19f2bda6f0e" office:value-type="string">
            <text:p>SUDÁFRICA</text:p>
          </table:table-cell>
          <table:table-cell table:style-name="odsStyleTableCell-765f9e88c029dcccc17cc19f2bda6f0e" office:value-type="string">
            <text:p>RAND</text:p>
          </table:table-cell>
          <table:table-cell table:style-name="odsStyleTableCell-765f9e88c029dcccc17cc19f2bda6f0e" office:value-type="string">
            <text:p>ZAR</text:p>
          </table:table-cell>
          <table:table-cell table:style-name="odsStyleTableCell-02fc88922698514e94a275f703a46c13" office:value-type="string">
            <text:p>0.36247</text:p>
          </table:table-cell>
          <table:table-cell table:style-name="odsStyleTableCell-02fc88922698514e94a275f703a46c13" office:value-type="string">
            <text:p>18.92560</text:p>
          </table:table-cell>
        </table:table-row>
        <table:table-row table:style-name="ro1">
          <table:table-cell table:style-name="odsStyleTableCell-765f9e88c029dcccc17cc19f2bda6f0e" office:value-type="string">
            <text:p>SUECIA</text:p>
          </table:table-cell>
          <table:table-cell table:style-name="odsStyleTableCell-765f9e88c029dcccc17cc19f2bda6f0e" office:value-type="string">
            <text:p>CORONA</text:p>
          </table:table-cell>
          <table:table-cell table:style-name="odsStyleTableCell-765f9e88c029dcccc17cc19f2bda6f0e" office:value-type="string">
            <text:p>SEK</text:p>
          </table:table-cell>
          <table:table-cell table:style-name="odsStyleTableCell-02fc88922698514e94a275f703a46c13" office:value-type="string">
            <text:p>0.64877</text:p>
          </table:table-cell>
          <table:table-cell table:style-name="odsStyleTableCell-02fc88922698514e94a275f703a46c13" office:value-type="string">
            <text:p>10.57380</text:p>
          </table:table-cell>
        </table:table-row>
        <table:table-row table:style-name="ro1">
          <table:table-cell table:style-name="odsStyleTableCell-765f9e88c029dcccc17cc19f2bda6f0e" office:value-type="string">
            <text:p>SUIZA</text:p>
          </table:table-cell>
          <table:table-cell table:style-name="odsStyleTableCell-765f9e88c029dcccc17cc19f2bda6f0e" office:value-type="string">
            <text:p>FRANCO</text:p>
          </table:table-cell>
          <table:table-cell table:style-name="odsStyleTableCell-765f9e88c029dcccc17cc19f2bda6f0e" office:value-type="string">
            <text:p>CHF</text:p>
          </table:table-cell>
          <table:table-cell table:style-name="odsStyleTableCell-02fc88922698514e94a275f703a46c13" office:value-type="string">
            <text:p>7.63240</text:p>
          </table:table-cell>
          <table:table-cell table:style-name="odsStyleTableCell-02fc88922698514e94a275f703a46c13" office:value-type="string">
            <text:p>0.89880</text:p>
          </table:table-cell>
        </table:table-row>
        <table:table-row table:style-name="ro1">
          <table:table-cell table:style-name="odsStyleTableCell-765f9e88c029dcccc17cc19f2bda6f0e" office:value-type="string">
            <text:p>TAILANDIA</text:p>
          </table:table-cell>
          <table:table-cell table:style-name="odsStyleTableCell-765f9e88c029dcccc17cc19f2bda6f0e" office:value-type="string">
            <text:p>THAI BAHT</text:p>
          </table:table-cell>
          <table:table-cell table:style-name="odsStyleTableCell-765f9e88c029dcccc17cc19f2bda6f0e" office:value-type="string">
            <text:p>THB</text:p>
          </table:table-cell>
          <table:table-cell table:style-name="odsStyleTableCell-02fc88922698514e94a275f703a46c13" office:value-type="string">
            <text:p>0.18863</text:p>
          </table:table-cell>
          <table:table-cell table:style-name="odsStyleTableCell-02fc88922698514e94a275f703a46c13" office:value-type="string">
            <text:p>36.36800</text:p>
          </table:table-cell>
        </table:table-row>
        <table:table-row table:style-name="ro1">
          <table:table-cell table:style-name="odsStyleTableCell-765f9e88c029dcccc17cc19f2bda6f0e" office:value-type="string">
            <text:p>TAIWAN</text:p>
          </table:table-cell>
          <table:table-cell table:style-name="odsStyleTableCell-765f9e88c029dcccc17cc19f2bda6f0e" office:value-type="string">
            <text:p>DÓLAR</text:p>
          </table:table-cell>
          <table:table-cell table:style-name="odsStyleTableCell-765f9e88c029dcccc17cc19f2bda6f0e" office:value-type="string">
            <text:p>TWD</text:p>
          </table:table-cell>
          <table:table-cell table:style-name="odsStyleTableCell-02fc88922698514e94a275f703a46c13" office:value-type="string">
            <text:p>0.21528</text:p>
          </table:table-cell>
          <table:table-cell table:style-name="odsStyleTableCell-02fc88922698514e94a275f703a46c13" office:value-type="string">
            <text:p>31.86600</text:p>
          </table:table-cell>
        </table:table-row>
        <table:table-row table:style-name="ro1">
          <table:table-cell table:style-name="odsStyleTableCell-765f9e88c029dcccc17cc19f2bda6f0e" office:value-type="string">
            <text:p>TÚNEZ</text:p>
          </table:table-cell>
          <table:table-cell table:style-name="odsStyleTableCell-765f9e88c029dcccc17cc19f2bda6f0e" office:value-type="string">
            <text:p>DINAR TUNECINO</text:p>
          </table:table-cell>
          <table:table-cell table:style-name="odsStyleTableCell-765f9e88c029dcccc17cc19f2bda6f0e" office:value-type="string">
            <text:p>TND</text:p>
          </table:table-cell>
          <table:table-cell table:style-name="odsStyleTableCell-02fc88922698514e94a275f703a46c13" office:value-type="string">
            <text:p>2.20211</text:p>
          </table:table-cell>
          <table:table-cell table:style-name="odsStyleTableCell-02fc88922698514e94a275f703a46c13" office:value-type="string">
            <text:p>3.11520</text:p>
          </table:table-cell>
        </table:table-row>
        <table:table-row table:style-name="ro1">
          <table:table-cell table:style-name="odsStyleTableCell-765f9e88c029dcccc17cc19f2bda6f0e" office:value-type="string">
            <text:p>TURQUÍA</text:p>
          </table:table-cell>
          <table:table-cell table:style-name="odsStyleTableCell-765f9e88c029dcccc17cc19f2bda6f0e" office:value-type="string">
            <text:p>LIRA TURCA</text:p>
          </table:table-cell>
          <table:table-cell table:style-name="odsStyleTableCell-765f9e88c029dcccc17cc19f2bda6f0e" office:value-type="string">
            <text:p>TRY</text:p>
          </table:table-cell>
          <table:table-cell table:style-name="odsStyleTableCell-02fc88922698514e94a275f703a46c13" office:value-type="string">
            <text:p>0.21325</text:p>
          </table:table-cell>
          <table:table-cell table:style-name="odsStyleTableCell-02fc88922698514e94a275f703a46c13" office:value-type="string">
            <text:p>32.16910</text:p>
          </table:table-cell>
        </table:table-row>
        <table:table-row table:style-name="ro1">
          <table:table-cell table:style-name="odsStyleTableCell-765f9e88c029dcccc17cc19f2bda6f0e" office:value-type="string">
            <text:p>URUGUAY</text:p>
          </table:table-cell>
          <table:table-cell table:style-name="odsStyleTableCell-765f9e88c029dcccc17cc19f2bda6f0e" office:value-type="string">
            <text:p>PESO</text:p>
          </table:table-cell>
          <table:table-cell table:style-name="odsStyleTableCell-765f9e88c029dcccc17cc19f2bda6f0e" office:value-type="string">
            <text:p>UYU</text:p>
          </table:table-cell>
          <table:table-cell table:style-name="odsStyleTableCell-02fc88922698514e94a275f703a46c13" office:value-type="string">
            <text:p>0.18119</text:p>
          </table:table-cell>
          <table:table-cell table:style-name="odsStyleTableCell-02fc88922698514e94a275f703a46c13" office:value-type="string">
            <text:p>37.86000</text:p>
          </table:table-cell>
        </table:table-row>
        <table:table-row table:style-name="ro1">
          <table:table-cell table:style-name="odsStyleTableCell-765f9e88c029dcccc17cc19f2bda6f0e" office:value-type="string">
            <text:p>VENEZUELA</text:p>
          </table:table-cell>
          <table:table-cell table:style-name="odsStyleTableCell-765f9e88c029dcccc17cc19f2bda6f0e" office:value-type="string">
            <text:p>BOLIVAR DIGITAL</text:p>
          </table:table-cell>
          <table:table-cell table:style-name="odsStyleTableCell-765f9e88c029dcccc17cc19f2bda6f0e" office:value-type="string">
            <text:p>VES</text:p>
          </table:table-cell>
          <table:table-cell table:style-name="odsStyleTableCell-02fc88922698514e94a275f703a46c13" office:value-type="string">
            <text:p>0.18910</text:p>
          </table:table-cell>
          <table:table-cell table:style-name="odsStyleTableCell-02fc88922698514e94a275f703a46c13" office:value-type="string">
            <text:p>36.27770</text:p>
          </table:table-cell>
        </table:table-row>
        <table:table-row table:style-name="ro1">
          <table:table-cell table:style-name="odsStyleTableCell-765f9e88c029dcccc17cc19f2bda6f0e" office:value-type="string">
            <text:p>VIETNAM</text:p>
          </table:table-cell>
          <table:table-cell table:style-name="odsStyleTableCell-765f9e88c029dcccc17cc19f2bda6f0e" office:value-type="string">
            <text:p>DONG</text:p>
          </table:table-cell>
          <table:table-cell table:style-name="odsStyleTableCell-765f9e88c029dcccc17cc19f2bda6f0e" office:value-type="string">
            <text:p>VND</text:p>
          </table:table-cell>
          <table:table-cell table:style-name="odsStyleTableCell-02fc88922698514e94a275f703a46c13" office:value-type="string">
            <text:p>0.00028</text:p>
          </table:table-cell>
          <table:table-cell table:style-name="odsStyleTableCell-02fc88922698514e94a275f703a46c13" office:value-type="string">
            <text:p>24,759.10000</text:p>
          </table:table-cell>
        </table:table-row>
        <table:table-row table:style-name="ro1">
          <table:table-cell table:style-name="odsStyleTableCell-765f9e88c029dcccc17cc19f2bda6f0e" office:value-type="string">
            <text:p/>
          </table:table-cell>
          <table:table-cell table:style-name="odsStyleTableCell-765f9e88c029dcccc17cc19f2bda6f0e" office:value-type="string">
            <text:p>DERECHO ESPECIAL DE GIRO</text:p>
          </table:table-cell>
          <table:table-cell table:style-name="odsStyleTableCell-765f9e88c029dcccc17cc19f2bda6f0e" office:value-type="string">
            <text:p>USD/D.E.G.</text:p>
          </table:table-cell>
          <table:table-cell table:style-name="odsStyleTableCell-02fc88922698514e94a275f703a46c13" office:value-type="string">
            <text:p/>
          </table:table-cell>
          <table:table-cell table:style-name="odsStyleTableCell-02fc88922698514e94a275f703a46c13" office:value-type="string">
            <text:p>1.32561</text:p>
          </table:table-cell>
        </table:table-row>
        <table:table-row table:style-name="ro1">
          <table:table-cell table:style-name="odsStyleTableCell-765f9e88c029dcccc17cc19f2bda6f0e" office:value-type="string">
            <text:p/>
          </table:table-cell>
          <table:table-cell table:style-name="odsStyleTableCell-765f9e88c029dcccc17cc19f2bda6f0e" office:value-type="string">
            <text:p>UNIDAD DE FOMENTO DE VIVIENDA</text:p>
          </table:table-cell>
          <table:table-cell table:style-name="odsStyleTableCell-765f9e88c029dcccc17cc19f2bda6f0e" office:value-type="string">
            <text:p>Bs/UFV</text:p>
          </table:table-cell>
          <table:table-cell table:style-name="odsStyleTableCell-02fc88922698514e94a275f703a46c13" office:value-type="string">
            <text:p/>
          </table:table-cell>
          <table:table-cell table:style-name="odsStyleTableCell-02fc88922698514e94a275f703a46c13" office:value-type="string">
            <text:p>2.4863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15aa9f1c87ec33c3eebce78b16c0afe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4cbc42158b07e2bbcc1cf83b07bc559" office:value-type="string">
            <text:p> </text:p>
          </table:table-cell>
          <table:table-cell table:style-name="odsStyleTableCell-04cbc42158b07e2bbcc1cf83b07bc559" office:value-type="string">
            <text:p>UNIDAD MONETARIA</text:p>
          </table:table-cell>
          <table:table-cell table:style-name="odsStyleTableCell-04cbc42158b07e2bbcc1cf83b07bc559" office:value-type="string">
            <text:p>MONEDA</text:p>
          </table:table-cell>
          <table:table-cell table:style-name="odsStyleTableCell-04cbc42158b07e2bbcc1cf83b07bc559" office:value-type="string">
            <text:p>TIPO DE CAMBIO EN M.E.</text:p>
          </table:table-cell>
        </table:table-row>
        <table:table-row table:style-name="ro1">
          <table:table-cell table:style-name="odsStyleTableCell-765f9e88c029dcccc17cc19f2bda6f0e" office:value-type="string">
            <text:p>ORO</text:p>
          </table:table-cell>
          <table:table-cell table:style-name="odsStyleTableCell-765f9e88c029dcccc17cc19f2bda6f0e" office:value-type="string">
            <text:p>ONZA TROY ORO</text:p>
          </table:table-cell>
          <table:table-cell table:style-name="odsStyleTableCell-765f9e88c029dcccc17cc19f2bda6f0e" office:value-type="string">
            <text:p>USD./O.T.F.</text:p>
          </table:table-cell>
          <table:table-cell table:style-name="odsStyleTableCell-02fc88922698514e94a275f703a46c13" office:value-type="string">
            <text:p>2,176.11000</text:p>
          </table:table-cell>
        </table:table-row>
        <table:table-row table:style-name="ro1">
          <table:table-cell table:style-name="odsStyleTableCell-765f9e88c029dcccc17cc19f2bda6f0e" office:value-type="string">
            <text:p>PLATA</text:p>
          </table:table-cell>
          <table:table-cell table:style-name="odsStyleTableCell-765f9e88c029dcccc17cc19f2bda6f0e" office:value-type="string">
            <text:p>ONZA TROY PLATA</text:p>
          </table:table-cell>
          <table:table-cell table:style-name="odsStyleTableCell-765f9e88c029dcccc17cc19f2bda6f0e" office:value-type="string">
            <text:p>USD./O.T.F.</text:p>
          </table:table-cell>
          <table:table-cell table:style-name="odsStyleTableCell-02fc88922698514e94a275f703a46c13" office:value-type="string">
            <text:p>24.73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15aa9f1c87ec33c3eebce78b16c0afe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4cbc42158b07e2bbcc1cf83b07bc559" office:value-type="string">
            <text:p> </text:p>
          </table:table-cell>
          <table:table-cell table:style-name="odsStyleTableCell-04cbc42158b07e2bbcc1cf83b07bc559" office:value-type="string">
            <text:p>1 MES</text:p>
          </table:table-cell>
          <table:table-cell table:style-name="odsStyleTableCell-04cbc42158b07e2bbcc1cf83b07bc559" office:value-type="string">
            <text:p>3 MESES</text:p>
          </table:table-cell>
          <table:table-cell table:style-name="odsStyleTableCell-04cbc42158b07e2bbcc1cf83b07bc559" office:value-type="string">
            <text:p>6 MESES</text:p>
          </table:table-cell>
        </table:table-row>
        <table:table-row table:style-name="ro1">
          <table:table-cell table:style-name="odsStyleTableCell-8726390172cf74c64eb46647aa0d94a8" office:value-type="string">
            <text:p>TASA LIBOR(USD)</text:p>
          </table:table-cell>
          <table:table-cell table:style-name="odsStyleTableCell-02fc88922698514e94a275f703a46c13" office:value-type="string">
            <text:p>5.45</text:p>
          </table:table-cell>
          <table:table-cell table:style-name="odsStyleTableCell-02fc88922698514e94a275f703a46c13" office:value-type="string">
            <text:p>5.57</text:p>
          </table:table-cell>
          <table:table-cell table:style-name="odsStyleTableCell-02fc88922698514e94a275f703a46c13" office:value-type="string">
            <text:p>5.65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65f9e88c029dcccc17cc19f2bda6f0e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6</meta:creation-date>
    <meta:generator>ods générator</meta:generator>
    <dc:date>2024-10-18T20:18:06</dc:date>
    <meta:editing-duration>PT1S</meta:editing-duration>
    <meta:editing-cycles>1</meta:editing-cycles>
    <meta:document-statistic meta:table-count="1" meta:cell-count="4" meta:object-count="0"/>
  </office:meta>
</office:document-meta>
</file>